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tisse ITC" svg:font-family="'Matisse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Matisse ITC" fo:font-size="16pt" fo:font-weight="bold" style:font-size-asian="16pt" style:font-weight-asian="bold"/>
    </style:style>
    <style:style style:name="P2" style:family="paragraph" style:parent-style-name="Header">
      <style:text-properties style:font-name="Matisse ITC" fo:font-size="32pt" style:font-size-asian="32pt"/>
    </style:style>
    <style:style style:name="P3" style:family="paragraph" style:parent-style-name="Standard">
      <style:paragraph-properties fo:margin-left="-0.5in" fo:margin-right="-0.7319in" fo:text-indent="0in" style:auto-text-indent="false"/>
    </style:style>
    <style:style style:name="P4" style:family="paragraph" style:parent-style-name="Standard">
      <style:paragraph-properties fo:margin-left="-0.5in" fo:margin-right="-0.7319in" fo:text-indent="0in" style:auto-text-indent="false"/>
      <style:text-properties fo:font-size="16pt" style:font-size-asian="16pt"/>
    </style:style>
    <style:style style:name="P5" style:family="paragraph" style:parent-style-name="Standard">
      <style:paragraph-properties fo:margin-left="-0.5in" fo:margin-right="-0.7319in" fo:text-indent="0in" style:auto-text-indent="false" fo:break-before="page"/>
      <style:text-properties fo:font-size="16pt" style:font-size-asian="16pt"/>
    </style:style>
    <style:style style:name="P6" style:family="paragraph" style:parent-style-name="Standard" style:master-page-name="Standard">
      <style:paragraph-properties fo:margin-left="-0.5in" fo:margin-right="-0.7319in" fo:text-indent="0in" style:auto-text-indent="false" style:page-number="auto"/>
      <style:text-properties fo:font-size="16pt" style:font-size-asian="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Vanavond treed the band 'Souls of Filth' op, je favoriete band en jij bent er ook! </text:p>
      <text:p text:style-name="P4"></text:p>
      <text:p text:style-name="P4">Maar...</text:p>
      <text:p text:style-name="P4"></text:p>
      <text:p text:style-name="P4">Kees kwam naakt de kamer in kwam rennen vanuit de keuken en viel daar op de grond. 5 minuten ademde hij niet meer en had hij geen hartslag, tot hij wonder boven wonder weer wakker werd. Toen Kees wakker werd zei hij dat zijn vriendin Anita gestorven is in de keuken. Men ging er heen en trof daar het lijk aan van Anita, naakt en zonder blo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tisse ITC" svg:font-family="'Matisse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Matisse ITC" fo:font-size="32pt" style:font-size-asian="32pt"/>
    </style:style>
    <style:style style:name="MP2" style:family="paragraph" style:parent-style-name="Footer">
      <style:text-properties style:font-name="Matisse ITC" fo:font-size="16pt" fo:font-weight="bold" style:font-size-asian="16pt" style:font-weight-asian="bold"/>
    </style:style>
    <style:page-layout style:name="Mpm1">
      <style:page-layout-properties fo:page-width="8.2681in" fo:page-height="11.6929in" style:num-format="1" style:print-orientation="portrait" fo:margin-top="0.5in" fo:margin-bottom="0.5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CONFIDENTIAL! FOR YOUR EYES ONLY!</text:p>
      </style:header>
      <style:footer>
        <text:p text:style-name="MP2">Levend Cluedo ‘Souls of Filth’ is geschreven door Richèl Bilderbeek en Hester van Santen in 2002</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c:title>
    <meta:initial-creator>s1135007</meta:initial-creator>
    <meta:creation-date>2002-10-24T08:10:00</meta:creation-date>
    <dc:creator>Richel Bilderbeek</dc:creator>
    <dc:date>2010-07-04T19:58:55</dc:date>
    <meta:editing-cycles>6</meta:editing-cycles>
    <meta:editing-duration>PT00H10M10S</meta:editing-duration>
    <meta:generator>OpenOffice.org/3.2$Linux OpenOffice.org_project/320m12$Build-9483</meta:generator>
    <meta:document-statistic meta:table-count="0" meta:image-count="0" meta:object-count="0" meta:page-count="1" meta:paragraph-count="7" meta:word-count="106" meta:character-count="567"/>
    <meta:user-defined meta:name="Info 1"/>
    <meta:user-defined meta:name="Info 2"/>
    <meta:user-defined meta:name="Info 3"/>
    <meta:user-defined meta:name="Info 4"/>
  </office:meta>
</office:document-meta>
</file>